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monospace" svg:font-family="monospace, fixed"/>
    <style:font-face style:name="Libteration serif" svg:font-family="'Libteration serif'" style:font-family-generic="roman"/>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1e819c" officeooo:paragraph-rsid="001e819c" style:font-weight-asian="normal" style:font-weight-complex="normal"/>
    </style:style>
    <style:style style:name="P4" style:family="paragraph" style:parent-style-name="Standard">
      <style:text-properties fo:font-weight="normal" officeooo:paragraph-rsid="002110cf" style:font-weight-asian="normal" style:font-weight-complex="normal"/>
    </style:style>
    <style:style style:name="P5" style:family="paragraph" style:parent-style-name="Standard">
      <style:text-properties officeooo:paragraph-rsid="001e819c"/>
    </style:style>
    <style:style style:name="P6" style:family="paragraph" style:parent-style-name="Standard">
      <style:text-properties officeooo:paragraph-rsid="00299d65"/>
    </style:style>
    <style:style style:name="P7" style:family="paragraph" style:parent-style-name="Standard">
      <style:text-properties style:font-name="Liberation Serif" fo:font-size="12pt" fo:font-weight="normal" officeooo:paragraph-rsid="00253f23"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rsid="002669f9" officeooo:paragraph-rsid="00253f23" style:font-size-asian="12pt" style:font-size-complex="12pt"/>
    </style:style>
    <style:style style:name="P9" style:family="paragraph" style:parent-style-name="Standard">
      <style:text-properties fo:font-variant="normal" fo:text-transform="none" fo:color="#000000" style:font-name="monospace" fo:font-size="9.75pt" fo:letter-spacing="normal" fo:font-style="normal" fo:font-weight="normal" officeooo:rsid="002669f9" officeooo:paragraph-rsid="00253f23"/>
    </style:style>
    <style:style style:name="P10" style:family="paragraph" style:parent-style-name="Standard">
      <style:text-properties style:use-window-font-color="true" style:font-name="Monospace" fo:font-size="14pt" fo:font-weight="normal" officeooo:rsid="002784d6" officeooo:paragraph-rsid="002784d6" style:font-name-asian="Monospace" style:font-size-asian="14pt" style:font-weight-asian="normal" style:font-name-complex="Monospace" style:font-size-complex="14pt" style:font-weight-complex="normal"/>
    </style:style>
    <style:style style:name="P11" style:family="paragraph" style:parent-style-name="Standard">
      <style:paragraph-properties fo:background-color="transparent">
        <style:background-image/>
      </style:paragraph-properties>
      <style:text-properties style:font-name="Liberation Serif" fo:font-size="12pt" fo:font-weight="normal" officeooo:paragraph-rsid="003bf066"/>
    </style:style>
    <style:style style:name="P12" style:family="paragraph" style:parent-style-name="Standard">
      <style:paragraph-properties fo:background-color="transparent">
        <style:background-image/>
      </style:paragraph-properties>
      <style:text-properties style:font-name="Liberation Serif" fo:font-size="12pt" fo:font-weight="normal" officeooo:paragraph-rsid="003bf4ad"/>
    </style:style>
    <style:style style:name="P13" style:family="paragraph" style:parent-style-name="Standard">
      <style:text-properties fo:font-weight="normal" officeooo:rsid="003bf066" officeooo:paragraph-rsid="004b0637" style:font-weight-asian="normal" style:font-weight-complex="normal"/>
    </style:style>
    <style:style style:name="P14" style:family="paragraph" style:parent-style-name="Standard">
      <style:text-properties fo:font-weight="normal" officeooo:rsid="00253f23" officeooo:paragraph-rsid="00253f23" style:font-weight-asian="normal" style:font-weight-complex="normal"/>
    </style:style>
    <style:style style:name="P15" style:family="paragraph" style:parent-style-name="Standard">
      <style:text-properties fo:font-variant="normal" fo:text-transform="none" fo:color="#000000" style:font-name="monospace" fo:font-size="9.75pt" fo:letter-spacing="normal" fo:font-style="normal" fo:font-weight="normal" officeooo:rsid="002669f9" officeooo:paragraph-rsid="00253f23"/>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669f9" officeooo:paragraph-rsid="003e4664" style:font-size-asian="10.5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669f9" officeooo:paragraph-rsid="005217cd"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2669f9" officeooo:paragraph-rsid="0054b7dc" fo:background-color="#ffff00" style:font-size-asian="12pt" style:font-size-complex="12pt"/>
    </style:style>
    <style:style style:name="P19" style:family="paragraph" style:parent-style-name="Standard">
      <style:text-properties fo:font-variant="normal" fo:text-transform="none" style:font-name="monospace" fo:font-size="9.75pt" fo:font-style="normal" fo:font-weight="normal" officeooo:paragraph-rsid="005e0211"/>
    </style:style>
    <style:style style:name="P20" style:family="paragraph" style:parent-style-name="Standard">
      <style:text-properties fo:font-variant="normal" fo:text-transform="none" style:font-name="monospace" fo:font-size="9.75pt" fo:font-style="normal" fo:font-weight="normal" officeooo:paragraph-rsid="005fcde8"/>
    </style:style>
    <style:style style:name="P21" style:family="paragraph" style:parent-style-name="Standard">
      <style:text-properties officeooo:paragraph-rsid="005217cd"/>
    </style:style>
    <style:style style:name="P22" style:family="paragraph" style:parent-style-name="Standard">
      <style:text-properties officeooo:paragraph-rsid="005803f1"/>
    </style:style>
    <style:style style:name="P23" style:family="paragraph" style:parent-style-name="Standard">
      <style:text-properties officeooo:paragraph-rsid="00586585"/>
    </style:style>
    <style:style style:name="P24" style:family="paragraph" style:parent-style-name="Standard">
      <style:text-properties officeooo:paragraph-rsid="0059a566"/>
    </style:style>
    <style:style style:name="P25" style:family="paragraph" style:parent-style-name="Standard">
      <style:text-properties officeooo:paragraph-rsid="005b67d0"/>
    </style:style>
    <style:style style:name="P26" style:family="paragraph" style:parent-style-name="Standard">
      <style:text-properties officeooo:paragraph-rsid="005cced8"/>
    </style:style>
    <style:style style:name="P27" style:family="paragraph" style:parent-style-name="Standard">
      <style:text-properties officeooo:paragraph-rsid="005e0211"/>
    </style:style>
    <style:style style:name="P28" style:family="paragraph" style:parent-style-name="Standard">
      <style:text-properties officeooo:paragraph-rsid="005fcde8"/>
    </style:style>
    <style:style style:name="P29" style:family="paragraph" style:parent-style-name="Standard">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384164" officeooo:paragraph-rsid="003bf066" fo:background-color="transparent" style:font-size-asian="12pt" style:font-weight-asian="normal" style:font-size-complex="12pt" style:font-weight-complex="normal"/>
    </style:style>
    <style:style style:name="P30" style:family="paragraph" style:parent-style-name="Standard">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3bf066" officeooo:paragraph-rsid="003bf066" fo:background-color="transparent" style:font-size-asian="12pt" style:font-weight-asian="normal" style:font-size-complex="12pt" style:font-weight-complex="normal"/>
    </style:style>
    <style:style style:name="P31" style:family="paragraph" style:parent-style-name="Standard">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3bf066" officeooo:paragraph-rsid="003bf4ad" fo:background-color="transparent" style:font-size-asian="12pt" style:font-weight-asian="normal" style:font-size-complex="12pt" style:font-weight-complex="normal"/>
    </style:style>
    <style:style style:name="P32" style:family="paragraph" style:parent-style-name="Standard">
      <style:paragraph-properties fo:background-color="transparent">
        <style:background-image/>
      </style:paragraph-properties>
      <style:text-properties style:font-name="Liberation Serif" fo:font-size="12pt" fo:font-weight="normal" officeooo:paragraph-rsid="003bf4ad"/>
    </style:style>
    <style:style style:name="P33" style:family="paragraph" style:parent-style-name="Standard">
      <style:paragraph-properties fo:background-color="transparent">
        <style:background-image/>
      </style:paragraph-properties>
      <style:text-properties style:font-name="Liberation Serif" fo:font-size="12pt" fo:font-weight="normal" officeooo:paragraph-rsid="003e4664"/>
    </style:style>
    <style:style style:name="P34" style:family="paragraph" style:parent-style-name="Standard">
      <style:paragraph-properties fo:background-color="transparent">
        <style:background-image/>
      </style:paragraph-properties>
      <style:text-properties style:font-name="Liberation Serif" fo:font-size="12pt" fo:font-weight="normal" officeooo:paragraph-rsid="003bf066"/>
    </style:style>
    <style:style style:name="P35" style:family="paragraph" style:parent-style-name="Standard">
      <style:paragraph-properties fo:background-color="transparent">
        <style:background-image/>
      </style:paragraph-properties>
      <style:text-properties style:font-name="Liberation Serif" fo:font-size="12pt" fo:font-weight="normal" officeooo:paragraph-rsid="004a07b6"/>
    </style:style>
    <style:style style:name="P36" style:family="paragraph" style:parent-style-name="Standard">
      <style:paragraph-properties fo:background-color="transparent">
        <style:background-image/>
      </style:paragraph-properties>
      <style:text-properties officeooo:paragraph-rsid="0045cf4d"/>
    </style:style>
    <style:style style:name="P37" style:family="paragraph" style:parent-style-name="Standard">
      <style:paragraph-properties fo:margin-left="0in" fo:margin-right="0in" fo:margin-top="0in" fo:margin-bottom="0in" style:contextual-spacing="false" fo:line-height="100%" fo:text-align="end" style:justify-single-word="false" fo:text-indent="-0.552in" style:auto-text-indent="false" fo:padding="0in" fo:border="none"/>
    </style:style>
    <style:style style:name="P38" style:family="paragraph" style:parent-style-name="Standard">
      <style:paragraph-properties fo:margin-left="0in" fo:margin-right="0in" fo:margin-top="0in" fo:margin-bottom="0in" style:contextual-spacing="false" fo:line-height="100%" fo:text-align="end" style:justify-single-word="false" fo:text-indent="-0.552in" style:auto-text-indent="false" fo:padding="0in" fo:border="none"/>
      <style:text-properties fo:font-variant="normal" fo:text-transform="none" style:font-name="monospace" fo:font-size="9.75pt"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819c" style:font-weight-asian="normal" style:font-weight-complex="normal"/>
    </style:style>
    <style:style style:name="T4" style:family="text">
      <style:text-properties fo:font-weight="normal" officeooo:rsid="001f24e0" style:font-weight-asian="normal" style:font-weight-complex="normal"/>
    </style:style>
    <style:style style:name="T5" style:family="text">
      <style:text-properties officeooo:rsid="001a2ebe"/>
    </style:style>
    <style:style style:name="T6" style:family="text">
      <style:text-properties officeooo:rsid="001b64b1"/>
    </style:style>
    <style:style style:name="T7" style:family="text">
      <style:text-properties officeooo:rsid="001c9d9f"/>
    </style:style>
    <style:style style:name="T8" style:family="text">
      <style:text-properties officeooo:rsid="001e4249"/>
    </style:style>
    <style:style style:name="T9" style:family="text">
      <style:text-properties officeooo:rsid="002110cf"/>
    </style:style>
    <style:style style:name="T10" style:family="text">
      <style:text-properties officeooo:rsid="00245190"/>
    </style:style>
    <style:style style:name="T11" style:family="text">
      <style:text-properties fo:font-variant="normal" fo:text-transform="none" fo:color="#000000" fo:letter-spacing="normal" fo:font-style="normal" officeooo:rsid="0034897b"/>
    </style:style>
    <style:style style:name="T12" style:family="text">
      <style:text-properties fo:font-variant="normal" fo:text-transform="none" fo:color="#000000" fo:letter-spacing="normal" fo:font-style="normal" officeooo:rsid="00253f23" fo:background-color="transparent" style:font-size-asian="12pt" style:font-weight-asian="normal" style:font-size-complex="12pt" style:font-weight-complex="normal"/>
    </style:style>
    <style:style style:name="T13" style:family="text">
      <style:text-properties fo:font-variant="normal" fo:text-transform="none" fo:color="#000000" fo:letter-spacing="normal" fo:font-style="normal" officeooo:rsid="0034b4f5" fo:background-color="transparent" style:font-size-asian="12pt" style:font-weight-asian="normal" style:font-size-complex="12pt" style:font-weight-complex="normal"/>
    </style:style>
    <style:style style:name="T14" style:family="text">
      <style:text-properties fo:font-variant="normal" fo:text-transform="none" fo:color="#000000" fo:letter-spacing="normal" fo:font-style="normal" officeooo:rsid="00368408" fo:background-color="transparent" style:font-size-asian="12pt" style:font-weight-asian="normal" style:font-size-complex="12pt" style:font-weight-complex="normal"/>
    </style:style>
    <style:style style:name="T15" style:family="text">
      <style:text-properties fo:font-variant="normal" fo:text-transform="none" fo:color="#000000" fo:letter-spacing="normal" fo:font-style="normal" officeooo:rsid="0036c28d" fo:background-color="transparent" style:font-size-asian="12pt" style:font-weight-asian="normal" style:font-size-complex="12pt" style:font-weight-complex="normal"/>
    </style:style>
    <style:style style:name="T16" style:family="text">
      <style:text-properties fo:font-variant="normal" fo:text-transform="none" fo:color="#000000" fo:letter-spacing="normal" fo:font-style="normal" officeooo:rsid="00384164" fo:background-color="transparent" style:font-size-asian="12pt" style:font-weight-asian="normal" style:font-size-complex="12pt" style:font-weight-complex="normal"/>
    </style:style>
    <style:style style:name="T17" style:family="text">
      <style:text-properties fo:font-variant="normal" fo:text-transform="none" fo:color="#000000" fo:letter-spacing="normal" fo:font-style="normal" officeooo:rsid="003a2eda" fo:background-color="transparent" style:font-size-asian="12pt" style:font-weight-asian="normal" style:font-size-complex="12pt" style:font-weight-complex="normal"/>
    </style:style>
    <style:style style:name="T18" style:family="text">
      <style:text-properties fo:font-variant="normal" fo:text-transform="none" fo:color="#000000" fo:letter-spacing="normal" fo:font-style="normal" officeooo:rsid="003bf066" fo:background-color="transparent" style:font-size-asian="12pt" style:font-weight-asian="normal" style:font-size-complex="12pt" style:font-weight-complex="normal"/>
    </style:style>
    <style:style style:name="T19" style:family="text">
      <style:text-properties fo:font-variant="normal" fo:text-transform="none" fo:color="#000000" fo:letter-spacing="normal" fo:font-style="normal" officeooo:rsid="003bf4ad" fo:background-color="transparent" style:font-size-asian="12pt" style:font-weight-asian="normal" style:font-size-complex="12pt" style:font-weight-complex="normal"/>
    </style:style>
    <style:style style:name="T20" style:family="text">
      <style:text-properties fo:font-variant="normal" fo:text-transform="none" fo:color="#000000" fo:letter-spacing="normal" fo:font-style="normal" officeooo:rsid="003bf68e" fo:background-color="transparent" style:font-size-asian="12pt" style:font-weight-asian="normal" style:font-size-complex="12pt" style:font-weight-complex="normal"/>
    </style:style>
    <style:style style:name="T21" style:family="text">
      <style:text-properties fo:font-variant="normal" fo:text-transform="none" fo:color="#000000" fo:letter-spacing="normal" fo:font-style="normal" officeooo:rsid="003d7a2f" fo:background-color="transparent" style:font-size-asian="12pt" style:font-weight-asian="normal" style:font-size-complex="12pt" style:font-weight-complex="normal"/>
    </style:style>
    <style:style style:name="T22" style:family="text">
      <style:text-properties fo:font-variant="normal" fo:text-transform="none" fo:color="#000000" fo:letter-spacing="normal" fo:font-style="normal" officeooo:rsid="003e4664" fo:background-color="transparent" style:font-size-asian="12pt" style:font-weight-asian="normal" style:font-size-complex="12pt" style:font-weight-complex="normal"/>
    </style:style>
    <style:style style:name="T23" style:family="text">
      <style:text-properties fo:font-variant="normal" fo:text-transform="none" fo:color="#000000" fo:letter-spacing="normal" fo:font-style="normal" officeooo:rsid="003f7f36" fo:background-color="transparent" style:font-size-asian="12pt" style:font-weight-asian="normal" style:font-size-complex="12pt" style:font-weight-complex="normal"/>
    </style:style>
    <style:style style:name="T24" style:family="text">
      <style:text-properties fo:font-variant="normal" fo:text-transform="none" fo:color="#000000" fo:letter-spacing="normal" fo:font-style="normal" officeooo:rsid="0040b0d9" fo:background-color="transparent" style:font-size-asian="12pt" style:font-weight-asian="normal" style:font-size-complex="12pt" style:font-weight-complex="normal"/>
    </style:style>
    <style:style style:name="T25" style:family="text">
      <style:text-properties fo:font-variant="normal" fo:text-transform="none" fo:color="#000000" fo:letter-spacing="normal" fo:font-style="normal" officeooo:rsid="0041eff0" fo:background-color="transparent" style:font-size-asian="12pt" style:font-weight-asian="normal" style:font-size-complex="12pt" style:font-weight-complex="normal"/>
    </style:style>
    <style:style style:name="T26" style:family="text">
      <style:text-properties fo:font-variant="normal" fo:text-transform="none" fo:color="#000000" fo:letter-spacing="normal" fo:font-style="normal" officeooo:rsid="00488e7e" fo:background-color="transparent" style:font-size-asian="12pt" style:font-weight-asian="normal" style:font-size-complex="12pt" style:font-weight-complex="normal"/>
    </style:style>
    <style:style style:name="T27" style:family="text">
      <style:text-properties fo:font-variant="normal" fo:text-transform="none" fo:color="#000000" fo:letter-spacing="normal" fo:font-style="normal" officeooo:rsid="004a07b6" fo:background-color="transparent" style:font-size-asian="12pt" style:font-weight-asian="normal" style:font-size-complex="12pt" style:font-weight-complex="normal"/>
    </style:style>
    <style:style style:name="T28" style:family="text">
      <style:text-properties fo:font-variant="normal" fo:text-transform="none" fo:color="#000000" fo:letter-spacing="normal" fo:font-style="normal" officeooo:rsid="004ab6a9" fo:background-color="transparent" style:font-size-asian="12pt" style:font-weight-asian="normal" style:font-size-complex="12pt" style:font-weight-complex="normal"/>
    </style:style>
    <style:style style:name="T29" style:family="text">
      <style:text-properties fo:font-variant="normal" fo:text-transform="none" fo:color="#000000" fo:letter-spacing="normal" fo:font-style="normal" officeooo:rsid="004d2334" fo:background-color="transparent" style:font-size-asian="12pt" style:font-weight-asian="normal" style:font-size-complex="12pt" style:font-weight-complex="normal"/>
    </style:style>
    <style:style style:name="T30" style:family="text">
      <style:text-properties fo:font-variant="normal" fo:text-transform="none" fo:color="#000000" fo:letter-spacing="normal" fo:font-style="normal" officeooo:rsid="004e6bc6" fo:background-color="transparent" style:font-size-asian="12pt" style:font-weight-asian="normal" style:font-size-complex="12pt" style:font-weight-complex="normal"/>
    </style:style>
    <style:style style:name="T31" style:family="text">
      <style:text-properties fo:font-variant="normal" fo:text-transform="none" fo:color="#000000" fo:letter-spacing="normal" fo:font-style="normal" officeooo:rsid="004fccfc" fo:background-color="transparent"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fo:font-weight="normal" officeooo:rsid="003bf4ad" fo:background-color="transparent"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fo:font-weight="normal" officeooo:rsid="0044a80e" fo:background-color="transparent"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fo:font-weight="normal" officeooo:rsid="0042cb91" fo:background-color="transparent"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fo:font-weight="normal" officeooo:rsid="0045cf4d" fo:background-color="transparent" style:font-size-asian="12pt" style:font-weight-asian="normal" style:font-size-complex="12pt" style:font-weight-complex="normal"/>
    </style:style>
    <style:style style:name="T36" style:family="text">
      <style:text-properties fo:font-variant="normal" fo:text-transform="none" fo:color="#000000" style:font-name="monospace" fo:font-size="9.75pt" fo:letter-spacing="normal" fo:font-style="normal" fo:font-weight="normal" officeooo:rsid="0045cf4d" fo:background-color="transparent" style:font-size-asian="12pt" style:font-weight-asian="normal" style:font-size-complex="12pt" style:font-weight-complex="normal"/>
    </style:style>
    <style:style style:name="T37" style:family="text">
      <style:text-properties fo:font-variant="normal" fo:text-transform="none" fo:color="#4665a2" style:text-line-through-style="none" style:font-name="monospace" fo:font-size="9.75pt" fo:letter-spacing="normal" fo:font-style="normal" style:text-underline-style="none" fo:font-weight="normal" officeooo:rsid="0045cf4d" style:text-blinking="false" fo:background-color="transparent" style:font-size-asian="12pt" style:font-weight-asian="normal" style:font-size-complex="12pt" style:font-weight-complex="normal"/>
    </style:style>
    <style:style style:name="T38" style:family="text">
      <style:text-properties fo:font-variant="normal" fo:text-transform="none" fo:color="#4665a2" style:text-line-through-style="none" style:font-name="monospace" fo:font-size="9.75pt" fo:font-style="normal" style:text-underline-style="none" fo:font-weight="normal" style:text-blinking="false"/>
    </style:style>
    <style:style style:name="T39" style:family="text">
      <style:text-properties fo:font-variant="normal" fo:text-transform="none" fo:color="#4665a2" style:text-line-through-style="none" style:font-name="monospace" fo:font-size="9.75pt" fo:font-style="normal" style:text-underline-style="none" fo:font-weight="normal" style:text-blinking="false" fo:background-color="#d8d8d8"/>
    </style:style>
    <style:style style:name="T40" style:family="text">
      <style:text-properties fo:font-variant="normal" fo:text-transform="none" fo:color="#800000" style:font-name="monospace" fo:font-size="9.75pt" fo:letter-spacing="normal" fo:font-style="normal" fo:font-weight="normal" officeooo:rsid="0045cf4d" fo:background-color="transparent" style:font-size-asian="12pt" style:font-weight-asian="normal" style:font-size-complex="12pt" style:font-weight-complex="normal"/>
    </style:style>
    <style:style style:name="T41" style:family="text">
      <style:text-properties fo:font-variant="normal" fo:text-transform="none" fo:color="#800000" style:font-name="monospace" fo:font-size="9.75pt" fo:font-style="normal" fo:font-weight="normal"/>
    </style:style>
    <style:style style:name="T42" style:family="text">
      <style:text-properties fo:font-variant="normal" fo:text-transform="none" style:font-name="monospace" fo:font-size="9.75pt" fo:font-style="normal" fo:font-weight="normal"/>
    </style:style>
    <style:style style:name="T43" style:family="text">
      <style:text-properties fo:font-variant="normal" fo:text-transform="none" style:font-name="monospace" fo:font-size="9.75pt" fo:font-style="normal" fo:font-weight="normal" fo:background-color="#e8e8e8"/>
    </style:style>
    <style:style style:name="T44" style:family="text">
      <style:text-properties fo:font-variant="normal" fo:text-transform="none" style:use-window-font-color="true" style:font-name="Liberation Serif" fo:font-size="12pt" fo:letter-spacing="normal" fo:font-style="normal" fo:font-weight="normal" officeooo:rsid="00299d65" fo:background-color="transparent" style:font-name-asian="Monospace" style:font-size-asian="10.5pt" style:font-weight-asian="normal" style:font-name-complex="Monospace" style:font-size-complex="12pt" style:font-weight-complex="normal"/>
    </style:style>
    <style:style style:name="T45" style:family="text">
      <style:text-properties fo:font-variant="normal" fo:text-transform="none" style:use-window-font-color="true" style:font-name="Liberation Serif" fo:font-size="12pt" fo:letter-spacing="normal" fo:font-style="normal" fo:font-weight="normal" officeooo:rsid="0027f0e2" fo:background-color="transparent" style:font-name-asian="Monospace" style:font-size-asian="10.5pt" style:font-weight-asian="normal" style:font-name-complex="Monospace" style:font-size-complex="12pt" style:font-weight-complex="normal"/>
    </style:style>
    <style:style style:name="T46" style:family="text">
      <style:text-properties fo:font-variant="normal" fo:text-transform="none" style:use-window-font-color="true" style:font-name="Liberation Serif" fo:font-size="12pt" fo:letter-spacing="normal" fo:font-style="normal" fo:font-weight="normal" officeooo:rsid="005803f1" fo:background-color="transparent" style:font-name-asian="Monospace" style:font-size-asian="10.5pt" style:font-weight-asian="normal" style:font-name-complex="Monospace" style:font-size-complex="12pt" style:font-weight-complex="normal"/>
    </style:style>
    <style:style style:name="T47" style:family="text">
      <style:text-properties fo:font-variant="normal" fo:text-transform="none" style:use-window-font-color="true" style:font-name="Liberation Serif" fo:font-size="12pt" fo:letter-spacing="normal" fo:font-style="normal" fo:font-weight="normal" officeooo:rsid="00586585" fo:background-color="transparent" style:font-name-asian="Monospace" style:font-size-asian="10.5pt" style:font-weight-asian="normal" style:font-name-complex="Monospace" style:font-size-complex="12pt" style:font-weight-complex="normal"/>
    </style:style>
    <style:style style:name="T48" style:family="text">
      <style:text-properties fo:font-variant="normal" fo:text-transform="none" style:use-window-font-color="true" style:font-name="Liberation Serif" fo:font-size="12pt" fo:letter-spacing="normal" fo:font-style="normal" fo:font-weight="normal" officeooo:rsid="0059a566" fo:background-color="transparent" style:font-name-asian="Monospace" style:font-size-asian="10.5pt" style:font-weight-asian="normal" style:font-name-complex="Monospace" style:font-size-complex="12pt" style:font-weight-complex="normal"/>
    </style:style>
    <style:style style:name="T49" style:family="text">
      <style:text-properties fo:font-variant="normal" fo:text-transform="none" style:use-window-font-color="true" style:font-name="Liberation Serif" fo:font-size="12pt" fo:letter-spacing="normal" fo:font-style="normal" fo:font-weight="normal" officeooo:rsid="005b67d0" fo:background-color="transparent" style:font-name-asian="Monospace" style:font-size-asian="10.5pt" style:font-weight-asian="normal" style:font-name-complex="Monospace" style:font-size-complex="12pt" style:font-weight-complex="normal"/>
    </style:style>
    <style:style style:name="T50" style:family="text">
      <style:text-properties fo:font-variant="normal" fo:text-transform="none" style:use-window-font-color="true" style:font-name="Liberation Serif" fo:font-size="12pt" fo:letter-spacing="normal" fo:font-style="normal" fo:font-weight="normal" officeooo:rsid="005cced8" fo:background-color="transparent" style:font-name-asian="Monospace" style:font-size-asian="10.5pt" style:font-weight-asian="normal" style:font-name-complex="Monospace" style:font-size-complex="12pt" style:font-weight-complex="normal"/>
    </style:style>
    <style:style style:name="T51" style:family="text">
      <style:text-properties fo:font-variant="normal" fo:text-transform="none" style:use-window-font-color="true" style:font-name="Liberation Serif" fo:font-size="12pt" fo:letter-spacing="normal" fo:font-style="normal" fo:font-weight="normal" officeooo:rsid="005e0211" fo:background-color="transparent" style:font-name-asian="Monospace" style:font-size-asian="10.5pt" style:font-weight-asian="normal" style:font-name-complex="Monospace" style:font-size-complex="12pt" style:font-weight-complex="normal"/>
    </style:style>
    <style:style style:name="T52" style:family="text">
      <style:text-properties fo:font-variant="normal" fo:text-transform="none" fo:color="#008000" style:font-name="monospace" fo:font-size="9.75pt" fo:font-style="normal" fo:font-weight="normal"/>
    </style:style>
    <style:style style:name="T53" style:family="text">
      <style:text-properties officeooo:rsid="00253f23" style:font-weight-asian="normal" style:font-weight-complex="normal"/>
    </style:style>
    <style:style style:name="T54" style:family="text">
      <style:text-properties officeooo:rsid="0025c726" style:font-weight-asian="normal" style:font-weight-complex="normal"/>
    </style:style>
    <style:style style:name="T55" style:family="text">
      <style:text-properties style:use-window-font-color="true" style:font-name="Liberation Serif" fo:font-size="12pt" fo:font-weight="normal" officeooo:rsid="002784d6" style:font-name-asian="Monospace" style:font-size-asian="10.5pt" style:font-weight-asian="normal" style:font-name-complex="Monospace" style:font-size-complex="12pt" style:font-weight-complex="normal"/>
    </style:style>
    <style:style style:name="T56" style:family="text">
      <style:text-properties style:use-window-font-color="true" style:font-name="Liberation Serif" fo:font-size="12pt" fo:font-weight="normal" officeooo:rsid="0027f0e2" style:font-name-asian="Monospace" style:font-size-asian="10.5pt" style:font-weight-asian="normal" style:font-name-complex="Monospace" style:font-size-complex="12pt" style:font-weight-complex="normal"/>
    </style:style>
    <style:style style:name="T57" style:family="text">
      <style:text-properties style:use-window-font-color="true" style:font-name="Liberation Serif" fo:font-size="12pt" fo:font-weight="normal" officeooo:rsid="002e972b" style:font-name-asian="Monospace" style:font-size-asian="10.5pt" style:font-weight-asian="normal" style:font-name-complex="Monospace" style:font-size-complex="12pt" style:font-weight-complex="normal"/>
    </style:style>
    <style:style style:name="T58" style:family="text">
      <style:text-properties style:use-window-font-color="true" style:font-name="Liberation Serif" fo:font-size="12pt" fo:font-weight="normal" officeooo:rsid="002e9d43" style:font-name-asian="Monospace" style:font-size-asian="10.5pt" style:font-weight-asian="normal" style:font-name-complex="Monospace" style:font-size-complex="12pt" style:font-weight-complex="normal"/>
    </style:style>
    <style:style style:name="T59" style:family="text">
      <style:text-properties style:use-window-font-color="true" style:font-name="Liberation Serif" fo:font-size="12pt" fo:font-weight="normal" officeooo:rsid="003062c4" style:font-name-asian="Monospace" style:font-size-asian="10.5pt" style:font-weight-asian="normal" style:font-name-complex="Monospace" style:font-size-complex="12pt" style:font-weight-complex="normal"/>
    </style:style>
    <style:style style:name="T60" style:family="text">
      <style:text-properties style:use-window-font-color="true" style:font-name="Liberation Serif" fo:font-size="12pt" fo:font-weight="normal" officeooo:rsid="00312087" style:font-name-asian="Monospace" style:font-size-asian="10.5pt" style:font-weight-asian="normal" style:font-name-complex="Monospace" style:font-size-complex="12pt" style:font-weight-complex="normal"/>
    </style:style>
    <style:style style:name="T61" style:family="text">
      <style:text-properties style:use-window-font-color="true" style:font-name="Liberation Serif" fo:font-size="12pt" fo:font-weight="normal" officeooo:rsid="00318f5d" style:font-name-asian="Monospace" style:font-size-asian="10.5pt" style:font-weight-asian="normal" style:font-name-complex="Monospace" style:font-size-complex="12pt" style:font-weight-complex="normal"/>
    </style:style>
    <style:style style:name="T62" style:family="text">
      <style:text-properties style:use-window-font-color="true" style:font-name="Liberation Serif" fo:font-size="12pt" fo:font-weight="normal" officeooo:rsid="0032b982" style:font-name-asian="Monospace" style:font-size-asian="10.5pt" style:font-weight-asian="normal" style:font-name-complex="Monospace" style:font-size-complex="12pt" style:font-weight-complex="normal"/>
    </style:style>
    <style:style style:name="T63" style:family="text">
      <style:text-properties style:use-window-font-color="true" style:font-name="Liberation Serif" fo:font-size="12pt" fo:font-weight="normal" officeooo:rsid="00338c94" style:font-name-asian="Monospace" style:font-size-asian="10.5pt" style:font-weight-asian="normal" style:font-name-complex="Monospace" style:font-size-complex="12pt" style:font-weight-complex="normal"/>
    </style:style>
    <style:style style:name="T64" style:family="text">
      <style:text-properties style:use-window-font-color="true" style:font-name="Liberation Serif" fo:font-size="12pt" officeooo:rsid="002784d6" style:font-name-asian="Monospace" style:font-size-asian="12pt" style:font-name-complex="Monospace" style:font-size-complex="12pt"/>
    </style:style>
    <style:style style:name="T65" style:family="text">
      <style:text-properties style:use-window-font-color="true" style:font-name="Liberation Serif" fo:font-size="12pt" officeooo:rsid="002784d6" style:font-name-asian="Monospace" style:font-size-asian="10.5pt" style:font-name-complex="Monospace" style:font-size-complex="12pt"/>
    </style:style>
    <style:style style:name="T66" style:family="text">
      <style:text-properties style:use-window-font-color="true" style:font-name="Liberation Serif" fo:font-size="12pt" officeooo:rsid="002b614f" style:font-name-asian="Monospace" style:font-size-asian="10.5pt" style:font-name-complex="Monospace" style:font-size-complex="12pt"/>
    </style:style>
    <style:style style:name="T67" style:family="text">
      <style:text-properties style:use-window-font-color="true" style:font-name="Liberation Serif" fo:font-size="12pt" officeooo:rsid="002cd072" style:font-name-asian="Monospace" style:font-size-asian="10.5pt" style:font-name-complex="Monospace" style:font-size-complex="12pt"/>
    </style:style>
    <style:style style:name="T68" style:family="text">
      <style:text-properties style:use-window-font-color="true" style:font-name="Liberation Serif" fo:font-size="12pt" officeooo:rsid="002784d6" style:font-size-asian="12pt" style:font-size-complex="12pt"/>
    </style:style>
    <style:style style:name="T69" style:family="text">
      <style:text-properties style:use-window-font-color="true" style:font-name="Liberation Serif" fo:font-size="12pt" fo:letter-spacing="normal" officeooo:rsid="00586585" fo:background-color="transparent" style:font-name-asian="Monospace" style:font-size-asian="10.5pt" style:font-weight-asian="normal" style:font-name-complex="Monospace" style:font-size-complex="12pt" style:font-weight-complex="normal"/>
    </style:style>
    <style:style style:name="T70" style:family="text">
      <style:text-properties style:use-window-font-color="true" style:font-name="Liberation Serif" fo:font-size="12pt" fo:letter-spacing="normal" officeooo:rsid="0059a566" fo:background-color="transparent" style:font-name-asian="Monospace" style:font-size-asian="10.5pt" style:font-weight-asian="normal" style:font-name-complex="Monospace" style:font-size-complex="12pt" style:font-weight-complex="normal"/>
    </style:style>
    <style:style style:name="T71" style:family="text">
      <style:text-properties style:use-window-font-color="true" officeooo:rsid="002784d6"/>
    </style:style>
    <style:style style:name="T72" style:family="text">
      <style:text-properties officeooo:rsid="003e4664"/>
    </style:style>
    <style:style style:name="T73" style:family="text">
      <style:text-properties fo:background-color="#e8e8e8"/>
    </style:style>
    <style:style style:name="T74" style:family="text">
      <style:text-properties style:text-underline-style="none" style:font-weight-asian="normal" style:font-weight-complex="normal"/>
    </style:style>
    <style:style style:name="T75" style:family="text">
      <style:text-properties style:text-underline-style="none" officeooo:rsid="0025c726" style:font-weight-asian="normal" style:font-weight-complex="normal"/>
    </style:style>
    <style:style style:name="T76" style:family="text">
      <style:text-properties fo:color="#800000"/>
    </style:style>
    <style:style style:name="T77" style:family="text">
      <style:text-properties officeooo:rsid="0046a9be"/>
    </style:style>
    <style:style style:name="T78" style:family="text">
      <style:text-properties officeooo:rsid="0046bf7f"/>
    </style:style>
    <style:style style:name="T79" style:family="text">
      <style:text-properties officeooo:rsid="004b0637"/>
    </style:style>
    <style:style style:name="T80" style:family="text">
      <style:text-properties officeooo:rsid="002669f9"/>
    </style:style>
    <style:style style:name="T81" style:family="text">
      <style:text-properties officeooo:rsid="0025c726"/>
    </style:style>
    <style:style style:name="T82" style:family="text">
      <style:text-properties officeooo:rsid="002784d6"/>
    </style:style>
    <style:style style:name="T83" style:family="text">
      <style:text-properties officeooo:rsid="0034897b"/>
    </style:style>
    <style:style style:name="T84" style:family="text">
      <style:text-properties officeooo:rsid="0054b7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1. INTRODUCTION </text:p>
      <text:p text:style-name="P1">1.1 <text:s/>Purpose </text:p>
      <text:p text:style-name="Standard"/>
      <text:p text:style-name="Standard"><text:tab/>The goal of this project is to enhance the quality of document layout analysis and OCR for printed (non-handwritten) technical/scientific documents which may contain displayed/inline equations, matrices, illustrations, graphs, etc. Automated processing of such documents requires both physical and logical layout analysis techniques to be employed in order to, respectively, segment and classify zones of interest for correct processing. Regions corresponding to illustrations, plain text, matrices, and mathematical formulas all must be classified so that they may be processed correctly. The application for this software 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various documents. More controversially, document layout analysis and OCR has found use in the “Google Books Initiative” whose founders envisioned a veritable <text:span text:style-name="T5">o</text:span>nline “Library of Alexandria” from which all of the world's stores of knowledge may be instantly acquired from anywhere.</text:p>
      <text:p text:style-name="P2"><text:tab/>Currently, the only OCR system suitable in handling scientific documents is Masakazu Suzuki's “Infty Reader” which can accurately recognize many complex mathematical equations as well as matrices, assuming that they are first properly isolated from other, non-math, regions of text. While some of the system's shortcomings can be attributed to the merging or breaking of characters during image scanning, a significant amount of the system's errors in general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text:p>
      <text:p text:style-name="P2"><text:tab/>Infty Reader therefore, essentially does not address the problem of physical and logical layout analysis, relying solely upon whatever physical and logical layout analysis is performed by the proprietary Abby Fine Reader system utilized. The Infty Reader system's degree of document understanding prior to recognition is entirely at the mercy of false positive recognition and layout errors made by Abby Fine Reader, which, in and of itself, was not even designed with the layout analysis scientific documents in mind. The “Google Books Initiative” project spurred further interest in automated processing of documents ranging from ancient Greek texts to magazines/textbooks/articles in over fifty languages and including scientific documents. An experimental equation detector, for instance, is implemented in their 2011 release of their open source OCR engine, Tesseract. </text:p>
      <text:p text:style-name="P2"><text:tab/></text:p>
      <text:p text:style-name="Standard"/>
      <text:p text:style-name="P1">1.2 <text:s/>Problem Statement and Project Scope</text:p>
      <text:p text:style-name="P1"/>
      <text:p text:style-name="P2">Since the project will be integrated with Tesseract's phsical layout analysis.... further design choices pending upon evaluation of Tesseract's physical layout detection (primarily on image segmentation...<text:span text:style-name="T6">most info can be gleaned from the article about “tab stop detection”. </text:span><text:span text:style-name="T7">I also have a description I had written of the algorithm.... maybe that was just the equation part though... </text:span><text:span text:style-name="T8">has some </text:span><text:soft-page-break/><text:span text:style-name="T8">good details on gridbase and some of its derived classes</text:span>). <text:span text:style-name="T8">FindBlocks is where most everything is happening!!</text:span> </text:p>
      <text:p text:style-name="Standard"><text:span text:style-name="T1"><text:tab/></text:span><text:span text:style-name="T2">The primary goal of this project is to design, implement, and test a system which can accurately detect regions </text:span></text:p>
      <text:p text:style-name="P2"/>
      <text:p text:style-name="P4"><text:span text:style-name="T9">**pix_binary_ is the name of the input image to </text:span><text:span text:style-name="T10">layout analysis</text:span><text:span text:style-name="T9"> (already thresholded)</text:span></text:p>
      <text:p text:style-name="P2"/>
      <text:p text:style-name="P13">**Note: Anything with _LIST at the end of it is using Tesseract's inherent macro notation for embedded linked lists (this is can simply be consitered as a list of whatever variable precedes the _LIST. <text:span text:style-name="T79">For instance </text:span><text:span text:style-name="T80">TO_ROW_LIST</text:span><text:span text:style-name="T81"> <text:s/></text:span><text:span text:style-name="T82">- this is created by the stateme</text:span><text:span text:style-name="T71">nt</text:span><text:span text:style-name="T68">: </text:span><text:span text:style-name="T64">ELIST2IZEH (TO_ROW). This ma</text:span><text:span text:style-name="T65">kes it so that </text:span><text:span text:style-name="T66">the word</text:span><text:span text:style-name="T65"> TO_ROW with _LIST appended to the end </text:span><text:span text:style-name="T67">represents</text:span><text:span text:style-name="T65"> an embedded doubly linked list of TO_ROW's. </text:span></text:p>
      <text:p text:style-name="P14"/>
      <text:p text:style-name="P7"><text:span text:style-name="T11"/></text:p>
      <text:p text:style-name="P8"/>
      <text:p text:style-name="P11"><text:span text:style-name="T12">BLOCK –</text:span><text:span text:style-name="T13"> </text:span><text:span text:style-name="T14">has a ROW_LIST, PARA_LIST, </text:span><text:span text:style-name="T15">and C_BLOB_LIST. </text:span><text:span text:style-name="T16">Inherited from PDBLK. PDBLK stores a POLY_BLOCK </text:span><text:span text:style-name="T17">as a protected variable, thus BLOCK members have access to it</text:span><text:span text:style-name="T16">. </text:span><text:span text:style-name="T20">Every BLOCK has its own POLY_BLOCK.</text:span><text:span text:style-name="T16"> </text:span></text:p>
      <text:p text:style-name="P29"/>
      <text:p text:style-name="P36"><text:span text:style-name="T32">POLY_BLOCK – </text:span><text:span text:style-name="T33">R</text:span><text:span text:style-name="T34">ecords the possibly skewed pseudo-rectangular boundary <text:s/>that forms the idealized text margin from which we should measure paragraph indentation. </text:span><text:span text:style-name="T35">Has a list of vertices (ICOORDELT_LIST), bounding box (TBOX), and PolyBlockType which can be any of the following:</text:span></text:p>
      <text:p text:style-name="P36"><text:span text:style-name="T37">PT_UNKNOWN</text:span><text:span text:style-name="T36">, </text:span><text:span text:style-name="T40">// Type is not yet known. Keep as the first element</text:span></text:p>
      <text:p text:style-name="P36"><text:span text:style-name="T38">PT_FLOWING_TEXT</text:span><text:span text:style-name="T42">, </text:span><text:span text:style-name="T41">// Text that lives inside a column</text:span><text:bookmark text:name="l00044"/><text:span text:style-name="T41">.</text:span></text:p>
      <text:p text:style-name="P36"><text:span text:style-name="T38">PT_HEADING_TEXT</text:span><text:span text:style-name="T42">, </text:span><text:span text:style-name="T41">// Text that spans more than one column</text:span><text:bookmark text:name="l00045"/><text:span text:style-name="T41">.</text:span></text:p>
      <text:p text:style-name="P36"><text:span text:style-name="T38">PT_PULLOUT_TEXT</text:span><text:span text:style-name="T42">, </text:span><text:span text:style-name="T41">// Text that is in a cross-column pull-out region.</text:span></text:p>
      <text:p text:style-name="P36"><text:bookmark text:name="l00046"/><text:span text:style-name="T38">PT_EQUATION</text:span><text:span text:style-name="T42">, </text:span><text:span text:style-name="T41">// Partition belonging to an equation region.</text:span></text:p>
      <text:p text:style-name="P36"><text:bookmark text:name="l00047"/><text:span text:style-name="T38">PT_INLINE_EQUATION</text:span><text:span text:style-name="T42">, </text:span><text:span text:style-name="T41">// Partition has inline equation</text:span><text:bookmark text:name="l00048"/><text:span text:style-name="T41">.</text:span></text:p>
      <text:p text:style-name="P36"><text:span text:style-name="T38">PT_TABLE</text:span><text:span text:style-name="T42">, </text:span><text:span text:style-name="T41">// Partition belonging to a table region.</text:span></text:p>
      <text:p text:style-name="P36"><text:bookmark text:name="l00049"/><text:span text:style-name="T38">PT_VERTICAL_TEXT</text:span><text:span text:style-name="T42">, </text:span><text:span text:style-name="T41">// Text-line runs vertically.</text:span></text:p>
      <text:p text:style-name="P36"><text:bookmark text:name="l00050"/><text:span text:style-name="T38">PT_CAPTION_TEXT</text:span><text:span text:style-name="T42">, </text:span><text:span text:style-name="T41">// Text that belongs to an image.</text:span></text:p>
      <text:p text:style-name="P36"><text:bookmark text:name="l00051"/><text:span text:style-name="T38">PT_FLOWING_IMAGE</text:span><text:span text:style-name="T42">, </text:span><text:span text:style-name="T41">// Image that lives inside a column.</text:span></text:p>
      <text:p text:style-name="P36"><text:bookmark text:name="l00052"/><text:span text:style-name="T38">PT_HEADING_IMAGE</text:span><text:span text:style-name="T42">, </text:span><text:span text:style-name="T41">// Image that spans more than one column.</text:span></text:p>
      <text:p text:style-name="P36"><text:bookmark text:name="l00053"/><text:span text:style-name="T38">PT_PULLOUT_IMAGE</text:span><text:span text:style-name="T42">, </text:span><text:span text:style-name="T41">// Image that is in a cross-column pull-out region</text:span><text:bookmark text:name="l00054"/><text:span text:style-name="T41">.</text:span></text:p>
      <text:p text:style-name="P36"><text:span text:style-name="T38">PT_HORZ_LINE</text:span><text:span text:style-name="T42">, </text:span><text:span text:style-name="T41">// Horizontal Line.</text:span></text:p>
      <text:p text:style-name="P36"><text:bookmark text:name="l00055"/><text:span text:style-name="T38">PT_VERT_LINE</text:span><text:span text:style-name="T42">, </text:span><text:span text:style-name="T41">// Vertical Line.</text:span></text:p>
      <text:p text:style-name="P36"><text:bookmark text:name="l00056"/><text:span text:style-name="T38">PT_NOISE</text:span><text:span text:style-name="T42">, </text:span><text:span text:style-name="T41">// Lies outside of any column.</text:span></text:p>
      <text:p text:style-name="P36"><text:bookmark text:name="l00057"/><text:span text:style-name="T38">PT_COUNT</text:span></text:p>
      <text:p text:style-name="P36"><text:span text:style-name="T35"/></text:p>
      <text:p text:style-name="P29"/>
      <text:p text:style-name="P11"><text:span text:style-name="T18">ROW –</text:span><text:span text:style-name="T19"> </text:span><text:span text:style-name="T27">contains statistical information about the row, a list of WERD's, </text:span><text:span text:style-name="T28">a baseline (a quadratic spline Qspline</text:span><text:span text:style-name="T29">), the paragraph of which the row is a part of (PARA). Has methods allowing for row repositioning, setting the paragraph to which the row belongs, setting the left and right margins, etc.</text:span></text:p>
      <text:p text:style-name="P11"><text:span text:style-name="T27"/></text:p>
      <text:p text:style-name="P35"><text:span text:style-name="T27">WERD – </text:span><text:span text:style-name="T30">Represents a word. Contains a list of C_BLOBS for the word and also the text which the word was recognized as if recognition has already occur</text:span><text:span text:style-name="T31">r</text:span><text:span text:style-name="T30">ed. </text:span></text:p>
      <text:p text:style-name="P30"/>
      <text:p text:style-name="P12"><text:span text:style-name="T18">PARA –</text:span><text:span text:style-name="T19"> </text:span><text:span text:style-name="T26">a struct that holds a const reference to a ParagraphModel (a class which models a paragraph). Also has basic true/false statements on the paragraph like whether or not it is a list, a continuation of a previous paragraph or very first on the page, or is a list item or not.</text:span></text:p>
      <text:p text:style-name="P31"/>
      <text:p text:style-name="P12"><text:span text:style-name="T19">C_BLOB –</text:span><text:span text:style-name="T21"> <text:s/>The underlying data structure used to represent blobs (groups of connected pixels typically </text:span><text:soft-page-break/><text:span text:style-name="T21">corresponding to words). The C_BLOB structure consists of a list of C_OUTLINE's, and using this list of outlines has the ability to determine the blob's area, perimeter, bounding box </text:span><text:span text:style-name="T22">(TBOX)</text:span><text:span text:style-name="T21">, etc.</text:span></text:p>
      <text:p text:style-name="P12"><text:span text:style-name="T21"/></text:p>
      <text:p text:style-name="P33"><text:span text:style-name="T22">C_OUTLINE – </text:span><text:span text:style-name="T23">A blob's outline. It </text:span><text:span text:style-name="T24">can </text:span><text:span text:style-name="T23">include children C_OUTLINES which represent outlines </text:span><text:span text:style-name="T25">nested</text:span><text:span text:style-name="T23"> inside of it. For instance “o” has an outer </text:span><text:span text:style-name="T25">and a nested inner outline. </text:span></text:p>
      <text:p text:style-name="P9"/>
      <text:p text:style-name="P16"><text:span text:style-name="T72">TBOX – </text:span><text:span text:style-name="T77">Simply the datastructure used by Tesseract to represent bounding boxes. Has a lot of useful functionality including calculating the overlap between bounding boxes, </text:span><text:span text:style-name="T78">or detecting whether or not one box is contained in the other.</text:span></text:p>
      <text:p text:style-name="P9"/>
      <text:p text:style-name="P18"><text:span text:style-name="T84">TO = Text Ordered</text:span></text:p>
      <text:p text:style-name="P9"/>
      <text:p text:style-name="P17"><text:span text:style-name="T53">TO_BLOCK – </text:span><text:span text:style-name="T54">has</text:span><text:span text:style-name="T75"> </text:span><text:span text:style-name="T74">one</text:span><text:span text:style-name="T75"> </text:span><text:span text:style-name="T54">TO_ROWS_LIST and also various </text:span><text:span text:style-name="T81">BLOBNBOX_LIST</text:span>s<text:span text:style-name="T81"> (small, large, etc). </text:span>Stores these as an embedded doubly linked list and rotates the blobnbox elements and also prints information on the rows. <text:span text:style-name="T83">Essentially this is a group of ordered text rows ordered from top to bottom.</text:span></text:p>
      <text:p text:style-name="P9"/>
      <text:p text:style-name="P6"><text:span text:style-name="T55">TO_</text:span><text:span text:style-name="T56">ROW – </text:span><text:span text:style-name="T57">contains a BLOBNBOX_LIST </text:span><text:span text:style-name="T63">(singly embedded linked list)</text:span><text:span text:style-name="T57"> which holds all of the elements of the row. Also specificies </text:span><text:span text:style-name="T58">statitistcal</text:span><text:span text:style-name="T57"> information about the row, </text:span><text:span text:style-name="T58">like average space between character bounding boxes (kerning) average spacing between their centers (spacing), vertical projection profile, average character heigh width, </text:span><text:span text:style-name="T59">baseline as a </text:span><text:span text:style-name="T60">quadratic</text:span><text:span text:style-name="T59"> spline, </text:span><text:span text:style-name="T61">and many more</text:span><text:span text:style-name="T59">. </text:span><text:span text:style-name="T62">Has member functions </text:span><text:span text:style-name="T63">which allow adding BLOBNBOX's to the BLOBNBOX_LIST in an ordered fashion (left to right..). A BLOBNBOX_ITERATOR (which iterates through the BLOBNBOX_LIST) is used for this purpose. <text:s/></text:span><text:span text:style-name="T62"><text:s/></text:span></text:p>
      <text:p text:style-name="P21"><text:span text:style-name="T56"><text:line-break/></text:span><text:span text:style-name="T44">BLOBNBOX - </text:span><text:span text:style-name="T45"><text:s/></text:span><text:span text:style-name="T46">Contains a C_BLOB, it's bounding box (simply found by accessing the C_BLOB's bounding box), TabType for indicating right and left tab-stop assessment, </text:span><text:span text:style-name="T47">BlobRegionType which represents the type of region the blob belongs to, </text:span><text:span text:style-name="T48">BlobTextFlowType which indicates the “quality of the text flow,” </text:span><text:span text:style-name="T49">pointer to another BLOBNBOX indicated as the “base char”, pointer to ColPartition specified as the owner, </text:span><text:span text:style-name="T50">the BlobSpecialTextType, </text:span><text:span text:style-name="T51">an array BLOBNBOX neighbors (up to four), and other </text:span><text:span text:style-name="T50"><text:s/></text:span></text:p>
      <text:p text:style-name="P21"><text:span text:style-name="T46"/></text:p>
      <text:p text:style-name="P22"><text:span text:style-name="T46">TabType </text:span><text:span text:style-name="T47">- </text:span></text:p>
      <text:p text:style-name="P19"><text:span text:style-name="T69">// The possible tab-stop types of each side of a BLOBNBOX</text:span></text:p>
      <text:p text:style-name="P19"><text:bookmark text:name="l00041"/><text:span text:style-name="T76">// The ordering is important, as it is used for deleting dead-ends in th</text:span><text:bookmark text:name="l00042"/><text:span text:style-name="T76">e</text:span></text:p>
      <text:p text:style-name="P19"><text:span text:style-name="T76">// search. ALIGNED, CONFIRMED and VLINE should remain greater than the</text:span></text:p>
      <text:p text:style-name="P27"><text:bookmark text:name="l00043"/><text:span text:style-name="T41">// non-aligned, unset, or deleted members.</text:span></text:p>
      <text:p text:style-name="P27"><text:bookmark text:name="l000441"/><text:span text:style-name="T52">enum</text:span><text:span text:style-name="T42"> </text:span><text:span text:style-name="T38">TabType</text:span><text:span text:style-name="T42"> {</text:span></text:p>
      <text:p text:style-name="P27"><text:bookmark text:name="l000451"/><text:span text:style-name="T39"><text:tab/></text:span><text:span text:style-name="T38">TT_NONE</text:span><text:span text:style-name="T42">, </text:span><text:span text:style-name="T41">// Not a tab.</text:span></text:p>
      <text:p text:style-name="P27"><text:bookmark text:name="l000461"/><text:span text:style-name="T39"><text:tab/></text:span><text:span text:style-name="T38">TT_DELETED</text:span><text:span text:style-name="T42">, </text:span><text:span text:style-name="T41">// Not a tab after detailed analysis.</text:span></text:p>
      <text:p text:style-name="P27"><text:bookmark text:name="l000471"/><text:span text:style-name="T39"><text:tab/></text:span><text:span text:style-name="T38">TT_MAYBE_RAGGED</text:span><text:span text:style-name="T42">, </text:span><text:span text:style-name="T41">// Initial designation of a tab-stop candidate.</text:span></text:p>
      <text:p text:style-name="P27"><text:bookmark text:name="l000481"/><text:span text:style-name="T39"><text:tab/></text:span><text:span text:style-name="T38">TT_MAYBE_ALIGNED</text:span><text:span text:style-name="T42">, </text:span><text:span text:style-name="T41">// Initial designation of a tab-stop candidate.</text:span></text:p>
      <text:p text:style-name="P27"><text:bookmark text:name="l000491"/><text:span text:style-name="T39"><text:tab/></text:span><text:span text:style-name="T38">TT_CONFIRMED</text:span><text:span text:style-name="T42">, </text:span><text:span text:style-name="T41">// Aligned with neighbours.</text:span></text:p>
      <text:p text:style-name="P27"><text:bookmark text:name="l000501"/><text:span text:style-name="T39"><text:tab/></text:span><text:span text:style-name="T38">TT_VLINE</text:span><text:span text:style-name="T42"> </text:span><text:span text:style-name="T41">// Detected as a vertical line.</text:span></text:p>
      <text:p text:style-name="P27"><text:bookmark text:name="l000511"/><text:span text:style-name="T42">};</text:span></text:p>
      <text:p text:style-name="P22"><text:span text:style-name="T47"/></text:p>
      <text:p text:style-name="P23"><text:span text:style-name="T47">BlobRegionType </text:span><text:span text:style-name="T48">-</text:span></text:p>
      <text:p text:style-name="P20"><text:span text:style-name="T70">// The possible region types of a BLOBNBOX.</text:span></text:p>
      <text:p text:style-name="P20"><text:bookmark text:name="l000541"/><text:span text:style-name="T76">// Note: keep all the text types &gt; BRT_UNKNOWN and all the image types less.</text:span></text:p>
      <text:p text:style-name="P20"><text:bookmark text:name="l000551"/><text:span text:style-name="T76">// Keep in sync with kBlobTypes in colpartition.cpp and BoxColor, and the</text:span></text:p>
      <text:p text:style-name="P28"><text:bookmark text:name="l000561"/><text:span text:style-name="T41">// *Type static functions below.</text:span></text:p>
      <text:p text:style-name="P28"><text:bookmark text:name="l000571"/><text:span text:style-name="T52">enum</text:span><text:span text:style-name="T42"> </text:span><text:span text:style-name="T38">BlobRegionType</text:span><text:span text:style-name="T42"> {</text:span></text:p>
      <text:p text:style-name="P37"><text:bookmark text:name="l00058"/><text:span text:style-name="T39">58</text:span><text:span text:style-name="T42">  </text:span><text:span text:style-name="T38">BRT_NOISE</text:span><text:span text:style-name="T42">, </text:span><text:span text:style-name="T41">// Neither text nor image.</text:span></text:p>
      <text:p text:style-name="P37"><text:bookmark text:name="l00059"/><text:soft-page-break/><text:span text:style-name="T39">59</text:span><text:span text:style-name="T42">  </text:span><text:span text:style-name="T38">BRT_HLINE</text:span><text:span text:style-name="T42">, </text:span><text:span text:style-name="T41">// Horizontal separator line.</text:span></text:p>
      <text:p text:style-name="P37"><text:bookmark text:name="l00060"/><text:span text:style-name="T39">60</text:span><text:span text:style-name="T42">  </text:span><text:span text:style-name="T38">BRT_VLINE</text:span><text:span text:style-name="T42">, </text:span><text:span text:style-name="T41">// Vertical separator line.</text:span></text:p>
      <text:p text:style-name="P37"><text:bookmark text:name="l00061"/><text:span text:style-name="T39">61</text:span><text:span text:style-name="T42">  </text:span><text:span text:style-name="T38">BRT_RECTIMAGE</text:span><text:span text:style-name="T42">, </text:span><text:span text:style-name="T41">// Rectangular image.</text:span></text:p>
      <text:p text:style-name="P37"><text:bookmark text:name="l00062"/><text:span text:style-name="T39">62</text:span><text:span text:style-name="T42">  </text:span><text:span text:style-name="T38">BRT_POLYIMAGE</text:span><text:span text:style-name="T42">, </text:span><text:span text:style-name="T41">// Non-rectangular image.</text:span></text:p>
      <text:p text:style-name="P37"><text:bookmark text:name="l00063"/><text:span text:style-name="T39">63</text:span><text:span text:style-name="T42">  </text:span><text:span text:style-name="T38">BRT_UNKNOWN</text:span><text:span text:style-name="T42">, </text:span><text:span text:style-name="T41">// Not determined yet.</text:span></text:p>
      <text:p text:style-name="P37"><text:bookmark text:name="l00064"/><text:span text:style-name="T39">64</text:span><text:span text:style-name="T42">  </text:span><text:span text:style-name="T38">BRT_VERT_TEXT</text:span><text:span text:style-name="T42">, </text:span><text:span text:style-name="T41">// Vertical alignment, not necessarily vertically oriented.</text:span></text:p>
      <text:p text:style-name="P37"><text:bookmark text:name="l00065"/><text:span text:style-name="T39">65</text:span><text:span text:style-name="T42">  </text:span><text:span text:style-name="T38">BRT_TEXT</text:span><text:span text:style-name="T42">, </text:span><text:span text:style-name="T41">// Convincing text.</text:span></text:p>
      <text:p text:style-name="P38"><text:bookmark text:name="l00066"/><text:span text:style-name="T73">66</text:span> </text:p>
      <text:p text:style-name="P37"><text:bookmark text:name="l00067"/><text:span text:style-name="T39">67</text:span><text:span text:style-name="T42">  </text:span><text:span text:style-name="T38">BRT_COUNT</text:span><text:span text:style-name="T42"> </text:span><text:span text:style-name="T41">// Number of possibilities.</text:span></text:p>
      <text:p text:style-name="P38"><text:bookmark text:name="l00068"/><text:span text:style-name="T73">68</text:span> };</text:p>
      <text:p text:style-name="P23"><text:span text:style-name="T48"/></text:p>
      <text:p text:style-name="P23"><text:span text:style-name="T48"/></text:p>
      <text:p text:style-name="P24"><text:span text:style-name="T48">BlobTextFlowType -</text:span></text:p>
      <text:p text:style-name="P24"><text:span text:style-name="T48"/></text:p>
      <text:p text:style-name="P26"><text:span text:style-name="T50">BlobSpecialTextType - </text:span></text:p>
      <text:p text:style-name="P24"><text:span text:style-name="T48"/></text:p>
      <text:p text:style-name="P25"><text:span text:style-name="T49">ColPartition - </text:span></text:p>
      <text:p text:style-name="P10"/>
      <text:p text:style-name="P3">Some notes on the steps taken by Tesseract's Layout Analysis:</text:p>
      <text:p text:style-name="P3"/>
      <text:p text:style-name="P3">1. Preprocessing:</text:p>
      <text:p text:style-name="P5"><text:span text:style-name="T3">Identification of line separators, image regions, and components most likely to be text. </text:span><text:span text:style-name="T4">Morphological processing from Leptonica detects vertical lines and image regions. </text:span></text:p>
      <text:p text:style-name="P2"/>
      <text:p text:style-name="P2"/>
      <text:p text:style-name="Standard">Provide a description and scope of the software and explain the goals, objectives and benefits </text:p>
      <text:p text:style-name="Standard">of your project. This will provide the basis for the brief description of your product. </text:p>
      <text:p text:style-name="Standard"/>
      <text:p text:style-name="P1">1.3 <text:s/>Overview </text:p>
      <text:p text:style-name="Standard">Provide an overview of this document and its organization. <text:line-break/></text:p>
      <text:p text:style-name="P1">1.4 <text:s/>Reference Material </text:p>
      <text:p text:style-name="Standard">This section is optional. </text:p>
      <text:p text:style-name="Standard">List any documents, if any, which were used as sources of information for the test plan. </text:p>
      <text:p text:style-name="Standard"/>
      <text:p text:style-name="P1">1.5 <text:s/>Definitions and Acronyms </text:p>
      <text:p text:style-name="Standard">This section is optional. </text:p>
      <text:p text:style-name="Standard">Provide <text:s/>definitions <text:s/>of <text:s/>all <text:s/>terms, <text:s/>acronyms, <text:s/>and <text:s/>abbreviations <text:s/>that <text:s/>might <text:s/>exist <text:s/>to <text:s/>properly </text:p>
      <text:p text:style-name="Standard">interpret the SDD. These definitions should be items used in the SDD that are most likely not </text:p>
      <text:p text:style-name="Standard">known to the audience. </text:p>
      <text:p text:style-name="Standard"/>
      <text:p text:style-name="P1">2. <text:s/>SYSTEM OVERVIEW </text:p>
      <text:p text:style-name="Standard">Give a general description of the functionality, context and design of your project. Provide any </text:p>
      <text:p text:style-name="Standard">background information if necessary. </text:p>
      <text:p text:style-name="Standard"/>
      <text:p text:style-name="P1">3. SYSTEM ARCHITECTURE </text:p>
      <text:p text:style-name="P1">3.1 <text:s/>Architectural Design </text:p>
      <text:p text:style-name="Standard">Develop a <text:s/>modular program structure and explain the relationships <text:s/>between the <text:s/>modules to </text:p>
      <text:p text:style-name="Standard">achieve <text:s/>the <text:s/>complete <text:s/>functionality <text:s/>of <text:s/>the <text:s/>system. <text:s/>This <text:s/>is <text:s/>a <text:s/>high <text:s/>level <text:s/>overview <text:s/>of <text:s/>how </text:p>
      <text:p text:style-name="Standard">responsibilities of the system were partitioned and then assigned to subsystems. Identify each </text:p>
      <text:p text:style-name="Standard"><text:soft-page-break/>high <text:s/>level <text:s/>subsystem <text:s/>and <text:s/>the <text:s/>roles <text:s/>or <text:s/>responsibilities <text:s/>assigned <text:s/>to <text:s/>it. <text:s/>Describe <text:s/>how <text:s/>these </text:p>
      <text:p text:style-name="Standard">subsystems collaborate with each other in order to achieve the desired functionality. Don’t go </text:p>
      <text:p text:style-name="Standard">into too much detail about the individual subsystems. The main purpose is to gain a general </text:p>
      <text:p text:style-name="Standard">understanding <text:s/>of <text:s/>how <text:s/>and <text:s/>why <text:s/>the <text:s/>system <text:s/>was <text:s/>decomposed, <text:s/>and <text:s/>how <text:s/>the <text:s/>individual <text:s/>parts </text:p>
      <text:p text:style-name="Standard">work together. <text:s/>Provide a diagram <text:s/>showing the major subsystems and data repositories and </text:p>
      <text:p text:style-name="Standard">their interconnections. Describe the diagram if required. </text:p>
      <text:p text:style-name="Standard"/>
      <text:p text:style-name="P1">3.2 <text:s/>Decomposition Description </text:p>
      <text:p text:style-name="Standard">Provide a decomposition of the subsystems in the architectural design. <text:s/>Supplement with text </text:p>
      <text:p text:style-name="Standard">as needed. You may choose to give a functional description or an object­oriented description. </text:p>
      <text:p text:style-name="Standard">For <text:s/>a <text:s/>functional <text:s/>description, <text:s/>put <text:s/>top­level <text:s/>data <text:s/>flow <text:s/>diagram <text:s/>(DFD) <text:s/>and <text:s/>structural </text:p>
      <text:p text:style-name="Standard">decomposition <text:s/>diagrams. <text:s/>For <text:s/>an <text:s/>OO <text:s/>description, <text:s/>put <text:s/>subsystem <text:s/>model, <text:s/>object <text:s/>diagrams, </text:p>
      <text:p text:style-name="Standard">generalization <text:s/>hierarchy <text:s/>diagram(s) <text:s/>(if <text:s/>any), <text:s/>aggregation <text:s/>hierarchy <text:s/>diagram(s) <text:s/>(if <text:s/>any), </text:p>
      <text:p text:style-name="Standard">interface specifications, and sequence diagrams here. </text:p>
      <text:p text:style-name="Standard"/>
      <text:p text:style-name="P1">3.3 <text:s/>Design Rationale </text:p>
      <text:p text:style-name="Standard">Discuss the rationale for selecting the architecture described in 3.1 including critical <text:s/>issues </text:p>
      <text:p text:style-name="Standard">and <text:s/>trade/offs <text:s/>that <text:s/>were <text:s/>considered. <text:s/>You <text:s/>may <text:s/>discuss <text:s/>other <text:s/>architectures <text:s/>that <text:s/>were </text:p>
      <text:p text:style-name="Standard">considered, provided that you explain why you didn’t choose them. </text:p>
      <text:p text:style-name="Standard"/>
      <text:p text:style-name="P1">4. DATA DESIGN </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P1">4.2 <text:s/>Data Dictionary </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method parameters. </text:p>
      <text:p text:style-name="Standard"/>
      <text:p text:style-name="P1">5. COMPONENT DESIGN </text:p>
      <text:p text:style-name="Standard">In this section, we take a closer look at what each component does in a more systematic way. If </text:p>
      <text:p text:style-name="Standard">you gave a functional description in section 3.2, provide a summary of your algorithm for each </text:p>
      <text:p text:style-name="Standard">function <text:s/>listed <text:s/>in <text:s/>3.2 <text:s/>in <text:s/>procedural <text:s/>description <text:s/>language <text:s/>(PDL) <text:s/>or <text:s/>pseudocode. If <text:s/>you <text:s/>gave <text:s/>an </text:p>
      <text:p text:style-name="Standard">OO description, summarize each object member function for all the objects listed in 3.2 in PDL </text:p>
      <text:p text:style-name="Standard">or pseudocode. <text:s/>Describe any local data when necessary. </text:p>
      <text:p text:style-name="Standard"/>
      <text:p text:style-name="P1">6. HUMAN INTERFACE DESIGN </text:p>
      <text:p text:style-name="P1">6.1 <text:s/>Overview of User Interface </text:p>
      <text:p text:style-name="Standard">Describe <text:s/>the <text:s/>functionality <text:s/>of <text:s/>the <text:s/>system <text:s/>from <text:s/>the <text:s/>user’s <text:s/>perspective. <text:s/>Explain <text:s/>how <text:s/>the <text:s/>user </text:p>
      <text:p text:style-name="Standard">will <text:s/>be <text:s/>able <text:s/>to <text:s/>use <text:s/>your <text:s/>system <text:s/>to <text:s/>complete <text:s/>all <text:s/>the <text:s/>expected <text:s/>features <text:s/>and <text:s/>the <text:s/>feedback </text:p>
      <text:p text:style-name="Standard">information that will be displayed for the user. </text:p>
      <text:p text:style-name="Standard"/>
      <text:p text:style-name="P1">6.2 <text:s/>Screen Images </text:p>
      <text:p text:style-name="Standard">Display <text:s/>screenshots <text:s/>showing <text:s/>the <text:s/>interface <text:s/>from <text:s/>the <text:s/>user’s <text:s/>perspective. <text:s/>These <text:s/>can <text:s/>be <text:s/>hand­ </text:p>
      <text:p text:style-name="Standard">drawn or <text:s/>you can use an automated drawing tool. <text:s/>Just <text:s/>make them as <text:s/>accurate as possible. </text:p>
      <text:p text:style-name="Standard">(Graph paper works well.) </text:p>
      <text:p text:style-name="Standard"><text:soft-page-break/></text:p>
      <text:p text:style-name="P1">6.3 <text:s/>Screen Objects and Actions </text:p>
      <text:p text:style-name="Standard">A discussion of screen objects and actions associated with those objects. </text:p>
      <text:p text:style-name="Standard"/>
      <text:p text:style-name="P1">7. REQUIREMENTS M ATRIX </text:p>
      <text:p text:style-name="Standard">Provide a cross­reference that traces components and data structures to the requirements in your </text:p>
      <text:p text:style-name="Standard">SRS document. </text:p>
      <text:p text:style-name="Standard">Use <text:s/>a <text:s/>tabular <text:s/>format <text:s/>to <text:s/>show <text:s/>which <text:s/>system <text:s/>components <text:s/>satisfy <text:s/>each <text:s/>of <text:s/>the <text:s/>functional </text:p>
      <text:p text:style-name="Standard">requirements from the SRS. <text:s/>Refer to the functional requirements by the numbers/codes that you </text:p>
      <text:p text:style-name="Standard">gave them in the SRS. </text:p>
      <text:p text:style-name="Standard"/>
      <text:p text:style-name="Standard"><text:span text:style-name="T1">8. APPENDICES</text:span> </text:p>
      <text:p text:style-name="Standard">This section is optional. </text:p>
      <text:p text:style-name="Standard"/>
      <text:p text:style-name="Standard">Appendices may be included, either directly or by reference, to provide supporting details that could </text:p>
      <text:p text:style-name="Standard">aid in the understanding of the Software Design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Roboto" svg:font-family="Roboto, sans-serif"/>
    <style:font-face style:name="monospace" svg:font-family="monospace, fixed"/>
    <style:font-face style:name="Libteration serif" svg:font-family="'Libteration serif'" style:font-family-generic="roman"/>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3.6$Linux_X86_64 LibreOffice_project/360m1$Build-2</meta:generator>
    <dc:date>2013-07-07T01:52:11</dc:date>
    <dc:creator>Jake Bruce</dc:creator>
    <meta:editing-duration>PT10H13M39S</meta:editing-duration>
    <meta:editing-cycles>69</meta:editing-cycles>
    <meta:document-statistic meta:table-count="0" meta:image-count="0" meta:object-count="0" meta:page-count="6" meta:paragraph-count="149" meta:word-count="2190" meta:character-count="14549" meta:non-whitespace-character-count="12189"/>
  </office:meta>
</office:document-meta>
</file>